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2" style:parent-style-name="TableContents" style:family="paragraph">
      <style:paragraph-properties fo:margin-bottom="0.1965in"/>
    </style:style>
    <style:style style:name="T2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5" style:parent-style-name="TableContents" style:family="paragraph">
      <style:paragraph-properties fo:margin-bottom="0.1965in"/>
    </style:style>
    <style:style style:name="T26" style:parent-style-name="DefaultParagraphFont" style:family="text">
      <style:text-properties style:font-name="Verdana" fo:font-weight="bold" style:font-weight-asian="bold" fo:font-size="10pt" style:font-size-asian="10pt" style:font-size-complex="10pt" fo:language="de" fo:country="DE"/>
    </style:style>
    <style:style style:name="T27" style:parent-style-name="DefaultParagraphFont" style:family="text">
      <style:text-properties style:font-name="Verdana" fo:font-weight="bold" style:font-weight-asian="bold" fo:font-size="10pt" style:font-size-asian="10pt" style:font-size-complex="10pt" fo:language="de" fo:country="DE"/>
    </style:style>
    <style:style style:name="P28" style:parent-style-name="TableContents" style:family="paragraph">
      <style:paragraph-properties fo:margin-bottom="0.1965in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 fo:language="de" fo:country="DE"/>
    </style:style>
    <style:style style:name="T30" style:parent-style-name="DefaultParagraphFont" style:family="text">
      <style:text-properties style:font-name="Verdana" fo:font-weight="bold" style:font-weight-asian="bold" fo:font-size="10pt" style:font-size-asian="10pt" style:font-size-complex="10pt" fo:language="de" fo:country="DE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/>
    </style:style>
    <style:style style:name="T48" style:parent-style-name="DefaultParagraphFont" style:family="text">
      <style:text-properties style:font-name="Verdana" fo:font-size="10pt" style:font-size-asian="10pt" style:font-size-complex="10pt"/>
    </style:style>
    <style:style style:name="P49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<text:s/>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<text:s/>Priority="11" SemiHidden="false"</text:p><text:p text:style-name="Normal"><text:s text:c="3"/>UnhideWhenUsed="false" QFormat="true" Name="Subtitle"/&gt;</text:p><text:p text:style-name="Normal"><text:s text:c="2"/>&lt;w:LsdException Locked="false"<text:s/>Priority="22" SemiHidden="false"</text:p><text:p text:style-name="Normal"><text:s text:c="3"/>UnhideWhenUsed="false" QFormat="true" Name="Strong"/&gt;</text:p><text:p text:style-name="Normal"><text:s text:c="2"/>&lt;w:LsdException 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<text:s/>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<text:s/>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<text:s/>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<text:s/>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<text:s/>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<text:s/>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<text:s/>Name="Light Grid Accent 3"/&gt;</text:p><text:p text:style-name="Normal"><text:s text:c="2"/>&lt;w:LsdException 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<text:s/>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<text:s/>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2"/><text:s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<text:s/>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<text:s/>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<text:s/>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</text:span><text:span text:style-name="T18"><text:s/>Matthew Lopez</text:span></text:p>
            <text:p text:style-name="P19"><text:span text:style-name="T20">Date:</text:span><text:span text:style-name="T21"><text:s/>April 18, 2016</text:span></text:p>
            <text:p text:style-name="P22"><text:span text:style-name="T23">Project Name:</text:span><text:span text:style-name="T24"><text:s/>Watudu</text:span></text:p>
            <text:p text:style-name="P25"><text:span text:style-name="T26">Client:</text:span><text:span text:style-name="T27"><text:s/>Dr. Annette Lagman</text:span></text:p>
            <text:p text:style-name="P28"><text:span text:style-name="T29">Sprint Number:</text:span><text:span text:style-name="T30"><text:s/>5</text:span></text:p>
          </table:table-cell>
        </table:table-row>
        <table:table-row table:style-name="TableRow31">
          <table:table-cell table:style-name="TableCell32">
            <text:p text:style-name="P33">1.<text:s/><text:s/>What were the main lessons your team learned in this sprint?</text:p>
            <text:p text:style-name="P34">&gt;<text:s/>We learned more about the UX side of the website, specifically, that of the wants of the client.</text:p>
            <text:p text:style-name="P35">&gt; Dependencies in feature making are urgent matters; they must be dealt with fast.</text:p>
            <text:p text:style-name="P36">&gt; Development is possible even after migration to the server.</text:p>
            <text:p text:style-name="P37"/>
            <text:p text:style-name="P38">2. <text:s text:c="2"/>Describe one example of what went right in this sprint.</text:p>
            <text:p text:style-name="P39">&gt;<text:s/>Consultation with client was even more frequent, thus updating on the progress of the website, and towards the right direction.</text:p>
            <text:p text:style-name="P40">&gt;<text:s/>Almost all basic functionalities (the very minimal requirement) are implemented.</text:p>
            <text:p text:style-name="P41"/>
            <text:p text:style-name="P42">3.<text:s text:c="4"/>Describe one example of what went wrong in this sprint.</text:p>
            <text:p text:style-name="P43">&gt;<text:s/>There are still undone features found in the implementation plan<text:s/>that needs<text:s/>to be added.</text:p>
            <text:p text:style-name="P44">&gt; All-nighters (hackathons) prove to be unproductive<text:s/>when<text:s/>sleep is the worst enemy.</text:p>
            <text:p text:style-name="P45"/>
            <text:p text:style-name="P46">4.<text:s text:c="4"/>What will you do differently on the next sprint based on your experience working on this current sprint?</text:p>
            <text:p text:style-name="P47"><text:span text:style-name="T48">&gt; Work faster, add more priority, accomplish all dependencies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Matthew Lopez</dc:creator>
    <meta:creation-date>2007-08-13T11:01:00Z</meta:creation-date>
    <dc:date>2016-04-18T16:20:00Z</dc:date>
    <meta:print-date>2006-07-28T14:33:00Z</meta:print-date>
    <meta:template xlink:href="Normal.dotm" xlink:type="simple"/>
    <meta:editing-cycles>11</meta:editing-cycles>
    <meta:editing-duration>PT9660S</meta:editing-duration>
    <meta:document-statistic meta:page-count="1" meta:paragraph-count="2" meta:word-count="172" meta:character-count="1157" meta:row-count="8" meta:non-whitespace-character-count="987"/>
  </office:meta>
</office:document-meta>
</file>